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text-properties style:font-name="Segoe UI" fo:font-weight="bold" style:font-weight-asian="bold" style:font-name-complex="Segoe UI" style:font-weight-complex="bold"/>
    </style:style>
    <style:style style:name="P2" style:family="paragraph" style:parent-style-name="Standard">
      <style:text-properties style:font-name="Segoe UI" style:font-name-complex="Segoe UI"/>
    </style:style>
    <style:style style:name="P3" style:family="paragraph" style:parent-style-name="Heading_20_1" style:master-page-name="MP0">
      <style:paragraph-properties style:page-number="auto" fo:break-before="page"/>
      <style:text-properties style:font-name="Times New Roman" fo:font-weight="normal" style:font-name-complex="Segoe UI"/>
    </style:style>
    <style:style style:name="P4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letter-spacing="normal" fo:font-style="normal" fo:font-weight="normal"/>
    </style:style>
    <style:style style:name="P5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letter-spacing="normal" fo:font-style="normal" fo:font-weight="normal"/>
    </style:style>
    <style:style style:name="P6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7" style:family="paragraph" style:parent-style-name="List_20_Contents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8" style:family="paragraph" style:parent-style-name="List_20_Contents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9" style:family="paragraph" style:parent-style-name="List_20_Heading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10" style:family="paragraph" style:parent-style-name="List_20_Heading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1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13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/>
    </style:style>
    <style:style style:name="P14" style:family="paragraph" style:parent-style-name="Standard">
      <style:text-properties style:font-name="Segoe UI" style:font-name-complex="Segoe UI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16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17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18" style:family="paragraph" style:parent-style-name="Text_20_body" style:list-style-name="L2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19" style:family="paragraph" style:parent-style-name="Text_20_body" style:list-style-name="L2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A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2">Front-end</text:span></text:h>
      <text:h text:style-name="P5" text:outline-level="3">Origem</text:h>
      <text:p text:style-name="P15">Com o passar do tempo, os sistemas ficaram tão complexos, que é necessário que pessoas com especialidades diferentes se responsabilizem por partes específicas do desenvolvimento de sites. Antigamente, utilizava-se o termo webmaster para definir um profissional capaz de gerenciar as tarefas tanto de um desenvolvedor quanto de um designer.</text:p>
      <text:p text:style-name="P15">Hoje em dia, as atividades de designer focam em experiência de usuários e compreendem usar alguma ferramenta visual, como Photoshop. Illustrator, Adobe XD, Figma, Sketch etc. São profissionais especializados em conceitos como paletas de cores, desenhos, fontes e tipografias para desenhas as telas. Já os profissionais de front-end desenvolvem os códigos para crias essas telas.</text:p>
      <text:h text:style-name="P5" text:outline-level="3">Definição</text:h>
      <text:p text:style-name="P15">O front-end está muito relacionado com a interface gráfica do projeto. É onde se desenvolve a aplicação com a qual o usuário irá interagir diretamente, seja em softwares, sites, aplicativos etc.</text:p>
      <text:p text:style-name="P15">Portanto, o front-end compreende a parte visual de sites e aplicações. Num ambiente para internet, compreende a área de páginas em que as pessoas podem interagir. Isso significa que o front-end se relaciona com as partes dos sites que mais se aproximam da pessoa usuária. As pessoas que trabalhas com front-end são responsáveis por desenvolver uma interface gráfica através de tecnologias bases da web:</text:p>
      <text:p text:style-name="P15">O desenvolvimento web front-end envolve o lado do cliente (client-side) e é executado por um navegador de internet (browser). Engloba diversos elementos presentes em sites como:</text:p>
      <text:list xml:id="list249429312" text:style-name="L1">
        <text:list-item>
          <text:p text:style-name="P16">Textos</text:p>
        </text:list-item>
        <text:list-item>
          <text:p text:style-name="P16">Imagens</text:p>
        </text:list-item>
        <text:list-item>
          <text:p text:style-name="P16">Links</text:p>
        </text:list-item>
        <text:list-item>
          <text:p text:style-name="P16">Tabelas</text:p>
        </text:list-item>
        <text:list-item>
          <text:p text:style-name="P16">Formulários</text:p>
        </text:list-item>
        <text:list-item>
          <text:p text:style-name="P16">Botões</text:p>
        </text:list-item>
        <text:list-item>
          <text:p text:style-name="P16">Vídeos</text:p>
        </text:list-item>
        <text:list-item>
          <text:p text:style-name="P16">Layout</text:p>
        </text:list-item>
        <text:list-item>
          <text:p text:style-name="P16">Cores</text:p>
        </text:list-item>
        <text:list-item>
          <text:p text:style-name="P16">Fontes</text:p>
        </text:list-item>
        <text:list-item>
          <text:p text:style-name="P17"><text:soft-page-break/>Quadros</text:p>
        </text:list-item>
      </text:list>
      <text:h text:style-name="P4" text:outline-level="2">Desenvolvedor front-end</text:h>
      <text:h text:style-name="P6" text:outline-level="4">Dev front-end é um termo utilizado para identificar profissionais que se especializaram em front-end. Apesar de envolver a interface do projeto, o programador front-end não é formado em design. A diferença entre os dois é que o desenvolvedor não desenha visualmente a interface. Esse profissional irá mexer com o código em si, projetando com quais ferramentas o usuário irá interagir.</text:h>
      <text:h text:style-name="P6" text:outline-level="4">O papel do desenvolvedor front-end é facilitar a usabilidade e garantir que a ferramenta realmente funcione conforme o esperado.</text:h>
      <text:h text:style-name="P6" text:outline-level="4">Considerando o desenvolvimento para web, eles irão programar o site de tal maneira que o tornem responsivo ou adaptativo para vários tamanhos de telas, para que o usuário tenha a mesma experiência independente se ele está acessando o site do celular, computador ou tablet.</text:h>
      <text:p text:style-name="Horizontal_20_Line"/>
      <text:h text:style-name="P5" text:outline-level="3">Diferenças</text:h>
      <text:p text:style-name="P9">Front end</text:p>
      <text:p text:style-name="P7">Cuida de toda interface de uma aplicação que possui interação com o usuário.</text:p>
      <text:p text:style-name="P10">Back-end</text:p>
      <text:p text:style-name="P7">Cuida da parte do sistema que não é visível para os usuários finais: regras de negócios, processamento de dados, segurança, interação com bancos de dados e servidores.</text:p>
      <text:p text:style-name="P10">Full Stack</text:p>
      <text:p text:style-name="P8">Profissional que trabalha tanto com front-end quanto com back-end.</text:p>
      <text:p text:style-name="Horizontal_20_Line"/>
      <text:h text:style-name="P5" text:outline-level="3">Línguagens</text:h>
      <text:list xml:id="list73059163" text:style-name="L2">
        <text:list-item>
          <text:p text:style-name="P18">Estrutura:</text:p>
          <text:list>
            <text:list-item>
              <text:p text:style-name="P18">HTML</text:p>
              <text:list>
                <text:list-item>
                  <text:p text:style-name="P18">Linguagem de Marcação</text:p>
                </text:list-item>
              </text:list>
            </text:list-item>
          </text:list>
        </text:list-item>
        <text:list-item>
          <text:p text:style-name="P18">Visual:</text:p>
          <text:list>
            <text:list-item>
              <text:p text:style-name="P18">CSS</text:p>
              <text:list>
                <text:list-item>
                  <text:p text:style-name="P18">Linguagem de Estilo</text:p>
                </text:list-item>
              </text:list>
            </text:list-item>
          </text:list>
        </text:list-item>
        <text:list-item>
          <text:p text:style-name="P18">Funcionalidades:</text:p>
          <text:list>
            <text:list-item>
              <text:p text:style-name="P18">JavaScript</text:p>
              <text:list>
                <text:list-item>
                  <text:p text:style-name="P19">Linguagem de Programação</text:p>
                </text:list-item>
              </text:list>
            </text:list-item>
          </text:list>
        </text:list-item>
      </text:list>
      <text:h text:style-name="P5" text:outline-level="3"><text:soft-page-break/>Funções:</text:h>
      <text:p text:style-name="P15">O desenvolvedor front-end é responsável pelo esqueleto das páginas: posicionamento de menus, botões, animações, grids, janelas pop-up e até o carrossel, que permite movimentar para os lados. Tudo isso é desenvolvido com linguagens específicas.</text:p>
      <text:p text:style-name="P15">No dia a dia em uma empresa, profissionais da área lidam com demandas diferentes que dependem da complexidade da arquitetura tecnológica de cada companhia. Ou seja, as funções de cada front-end developer variam de acordo com a empresa em que se trabalha.</text:p>
      <text:p text:style-name="P15">O profissional está em todos os ciclos de desenvolvimento de software, pensando em como transformar esboços e protótipos em telas reais.</text:p>
      <text:p text:style-name="P15">Da mesma forma, também cuida de projetos antigos, fornecendo a manutenção para eles. O profissional pode apenas atualizar informações ou partes específicas, reestruturar o design ou simplesmente solucionar problemas que surgem na parte visual.</text:p>
      <text:p text:style-name="Horizontal_20_Line"/>
      <text:p text:style-name="P11"><text:s text:c="8"/><text:span text:style-name="T1">HH <text:s text:c="5"/>HH <text:s text:c="5"/>TTTTTTTTTT <text:s text:c="5"/>MM <text:s text:c="5"/>MM <text:s text:c="5"/>LL</text:span></text:p>
      <text:p text:style-name="P12"><text:s text:c="8"/><text:span text:style-name="T1">HH <text:s text:c="5"/>HH <text:s text:c="9"/>TT <text:s text:c="9"/>M <text:s/>M <text:s/>M <text:s/>M <text:s text:c="5"/>LL</text:span></text:p>
      <text:p text:style-name="P12"><text:s text:c="8"/><text:span text:style-name="T1">HHHHHHHHHH <text:s text:c="9"/>TT <text:s text:c="9"/>M <text:s text:c="2"/>MM <text:s text:c="2"/>M <text:s text:c="5"/>LL</text:span></text:p>
      <text:p text:style-name="P12"><text:s text:c="8"/><text:span text:style-name="T1">HHHHHHHHHH <text:s text:c="9"/>TT <text:s text:c="9"/>M <text:s text:c="7"/>M <text:s text:c="5"/>LL</text:span></text:p>
      <text:p text:style-name="P12"><text:s text:c="8"/><text:span text:style-name="T1">HH <text:s text:c="5"/>HH <text:s text:c="9"/>TT <text:s text:c="9"/>M <text:s text:c="7"/>M <text:s text:c="5"/>LL</text:span></text:p>
      <text:p text:style-name="P12"><text:s text:c="8"/><text:span text:style-name="T1">HH <text:s text:c="5"/>HH <text:s text:c="9"/>TT <text:s text:c="9"/>M <text:s text:c="7"/>M <text:s text:c="5"/>LLLLLLLLLL</text:span></text:p>
      <text:p text:style-name="P13"><text:s text:c="4"/></text:p>
      <text:p text:style-name="P11"><text:s text:c="8"/><text:span text:style-name="T1">CCCCCCCCCC <text:s text:c="5"/>SSSSSSSSSS <text:s text:c="5"/>SSSSSSSSSS</text:span></text:p>
      <text:p text:style-name="P12"><text:s text:c="8"/><text:span text:style-name="T1">CC <text:s text:c="13"/>SS <text:s text:c="13"/>SS</text:span></text:p>
      <text:p text:style-name="P12"><text:s text:c="8"/><text:span text:style-name="T1">CC <text:s text:c="13"/>SSSSSSSSS <text:s text:c="7"/>SSSSSSSS</text:span></text:p>
      <text:p text:style-name="P12"><text:s text:c="8"/><text:span text:style-name="T1">CC <text:s text:c="21"/>SS <text:s text:c="13"/>SS</text:span></text:p>
      <text:p text:style-name="P12"><text:s text:c="8"/><text:span text:style-name="T1">CC <text:s text:c="21"/>SS <text:s text:c="13"/>SS</text:span></text:p>
      <text:p text:style-name="P12"><text:s text:c="8"/><text:span text:style-name="T1">CCCCCCCCCC <text:s text:c="5"/>SSSSSSSS <text:s text:c="7"/>SSSSSSSS</text:span></text:p>
      <text:p text:style-name="P13"><text:s text:c="4"/></text:p>
      <text:p text:style-name="P11"><text:s text:c="8"/><text:span text:style-name="T1">JJJJJJJJJJ <text:s text:c="5"/>SSSSSSSSSS</text:span></text:p>
      <text:p text:style-name="P12"><text:s text:c="12"/><text:span text:style-name="T1">JJ <text:s text:c="9"/>SS</text:span></text:p>
      <text:p text:style-name="P12"><text:s text:c="8"/><text:span text:style-name="T1">J <text:s text:c="2"/>JJ <text:s text:c="9"/>SSSSSSSSS</text:span></text:p>
      <text:p text:style-name="P12"><text:s text:c="8"/><text:span text:style-name="T1">JJ <text:s/>JJ <text:s text:c="17"/>SS</text:span></text:p>
      <text:p text:style-name="P12"><text:s text:c="9"/><text:span text:style-name="T1">JJ JJ <text:s text:c="17"/>SS</text:span></text:p>
      <text:p text:style-name="P13"><text:s text:c="11"/><text:span text:style-name="T1">JJJ <text:s text:c="9"/>SSSSSSSS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imes New Roman" svg:font-family="'Times New Roman'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creation-date>2024-03-08T21:22:00Z</meta:creation-date>
    <dc:date>2024-03-15T19:43:11.786000000</dc:date>
    <meta:editing-cycles>7</meta:editing-cycles>
    <meta:editing-duration>PT59M41S</meta:editing-duration>
    <meta:document-statistic meta:table-count="0" meta:image-count="0" meta:object-count="0" meta:page-count="3" meta:paragraph-count="65" meta:word-count="657" meta:character-count="4616" meta:non-whitespace-character-count="3494"/>
    <meta:template xlink:type="simple" xlink:actuate="onRequest" xlink:title="" xlink:href="Normal"/>
  </office:meta>
</office:document-meta>
</file>